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e16" officeooo:paragraph-rsid="000a2e16"/>
    </style:style>
    <style:style style:name="P2" style:family="paragraph" style:parent-style-name="Standard">
      <style:text-properties officeooo:rsid="000bf0d6" officeooo:paragraph-rsid="000bf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f basura: en 3d sembla q 19 sigui mes gran q 43%</text:p>
      <text:p text:style-name="P1">rattio tinta per fer un graph: tot ha destar alineat, el color de fons no proporciona informacio i el que vols es donar informacio i no que sigui bonic</text:p>
      <text:p text:style-name="P1">hem de clicar a “knit” en Rstudio per poder visualitzar-ho millor</text:p>
      <text:p text:style-name="P2">alpha=transpare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14:39.205312414</meta:creation-date>
    <dc:date>2019-11-13T12:16:46.668292295</dc:date>
    <meta:editing-duration>PT1H41M47S</meta:editing-duration>
    <meta:editing-cycles>1</meta:editing-cycles>
    <meta:document-statistic meta:table-count="0" meta:image-count="0" meta:object-count="0" meta:page-count="1" meta:paragraph-count="4" meta:word-count="53" meta:character-count="286" meta:non-whitespace-character-count="237"/>
    <meta:generator>LibreOffice/6.2.3.2$Linux_X86_64 LibreOffice_project/20$Build-2</meta:generator>
  </office:meta>
</office:document-meta>
</file>